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Times New Roman" fo:font-size="10pt" style:font-size-asian="10pt" style:font-size-complex="10pt"/>
    </style:style>
    <style:style style:name="P2" style:parent-style-name="Normal" style:family="paragraph">
      <style:paragraph-properties fo:text-align="justify"/>
      <style:text-properties style:font-name="Times New Roman" fo:font-size="10pt" style:font-size-asian="10pt" style:font-size-complex="10pt"/>
    </style:style>
    <style:style style:name="P3" style:parent-style-name="Normal" style:family="paragraph">
      <style:paragraph-properties fo:text-align="justify"/>
      <style:text-properties style:font-name="Times New Roman" fo:font-size="10pt" style:font-size-asian="10pt" style:font-size-complex="10pt"/>
    </style:style>
    <style:style style:name="P4" style:parent-style-name="Normal" style:family="paragraph">
      <style:paragraph-properties fo:text-align="justify"/>
      <style:text-properties style:font-name="Times New Roman" fo:font-size="10pt" style:font-size-asian="10pt" style:font-size-complex="10pt"/>
    </style:style>
    <style:style style:name="P5" style:parent-style-name="Normal" style:family="paragraph">
      <style:paragraph-properties fo:text-align="justify"/>
      <style:text-properties style:font-name="Times New Roman" fo:font-size="10pt" style:font-size-asian="10pt" style:font-size-complex="10pt"/>
    </style:style>
    <style:style style:name="P6" style:parent-style-name="Normal" style:family="paragraph">
      <style:paragraph-properties fo:text-align="justify"/>
      <style:text-properties style:font-name="Times New Roman" fo:font-size="10pt" style:font-size-asian="10pt" style:font-size-complex="10pt"/>
    </style:style>
    <style:style style:name="P7" style:parent-style-name="Normal" style:family="paragraph">
      <style:paragraph-properties fo:text-align="justify"/>
      <style:text-properties style:font-name="Times New Roman" fo:font-size="10pt" style:font-size-asian="10pt" style:font-size-complex="10pt"/>
    </style:style>
    <style:style style:name="P8" style:parent-style-name="Normal" style:family="paragraph">
      <style:paragraph-properties fo:text-align="justify"/>
      <style:text-properties style:font-name="Times New Roman" fo:font-size="10pt" style:font-size-asian="10pt" style:font-size-complex="10pt"/>
    </style:style>
    <style:style style:name="P9" style:parent-style-name="Normal" style:family="paragraph">
      <style:paragraph-properties fo:text-align="justify"/>
      <style:text-properties style:font-name="Times New Roman" fo:font-size="10pt" style:font-size-asian="10pt" style:font-size-complex="10pt"/>
    </style:style>
    <style:style style:name="P10" style:parent-style-name="Normal" style:family="paragraph">
      <style:paragraph-properties fo:text-align="justify"/>
      <style:text-properties style:font-name="Times New Roman" fo:font-size="10pt" style:font-size-asian="10pt" style:font-size-complex="10pt"/>
    </style:style>
    <style:style style:name="P11" style:parent-style-name="Normal" style:family="paragraph">
      <style:paragraph-properties fo:text-align="justify"/>
      <style:text-properties style:font-name="Times New Roman" fo:font-size="10pt" style:font-size-asian="10pt" style:font-size-complex="10pt"/>
    </style:style>
    <style:style style:name="P12" style:parent-style-name="Normal" style:family="paragraph">
      <style:paragraph-properties fo:text-align="justify"/>
      <style:text-properties style:font-name="Times New Roman" fo:font-size="10pt" style:font-size-asian="10pt" style:font-size-complex="10pt"/>
    </style:style>
    <style:style style:name="P13" style:parent-style-name="Normal" style:family="paragraph">
      <style:paragraph-properties fo:text-align="justify"/>
      <style:text-properties style:font-name="Times New Roman" fo:font-size="10pt" style:font-size-asian="10pt" style:font-size-complex="10pt"/>
    </style:style>
    <style:style style:name="P14" style:parent-style-name="Normal" style:family="paragraph">
      <style:paragraph-properties fo:text-align="justify"/>
      <style:text-properties style:font-name="Times New Roman" fo:font-size="10pt" style:font-size-asian="10pt" style:font-size-complex="10pt"/>
    </style:style>
    <style:style style:name="P15" style:parent-style-name="Normal" style:family="paragraph">
      <style:paragraph-properties fo:text-align="justify"/>
      <style:text-properties style:font-name="Times New Roman" fo:font-size="10pt" style:font-size-asian="10pt" style:font-size-complex="10pt"/>
    </style:style>
    <style:style style:name="P16" style:parent-style-name="Normal" style:family="paragraph">
      <style:paragraph-properties fo:text-align="justify"/>
      <style:text-properties style:font-name="Times New Roman" fo:font-size="10pt" style:font-size-asian="10pt" style:font-size-complex="10pt"/>
    </style:style>
    <style:style style:name="P17" style:parent-style-name="Normal" style:family="paragraph">
      <style:paragraph-properties fo:text-align="justify"/>
      <style:text-properties style:font-name="Times New Roman" fo:font-size="10pt" style:font-size-asian="10pt" style:font-size-complex="10pt"/>
    </style:style>
    <style:style style:name="P18" style:parent-style-name="Normal" style:family="paragraph">
      <style:paragraph-properties fo:text-align="justify"/>
      <style:text-properties style:font-name="Times New Roman" fo:font-size="10pt" style:font-size-asian="10pt" style:font-size-complex="10pt"/>
    </style:style>
    <style:style style:name="P19" style:parent-style-name="Normal" style:family="paragraph">
      <style:paragraph-properties fo:text-align="justify"/>
      <style:text-properties style:font-name="Times New Roman" fo:font-size="10pt" style:font-size-asian="10pt" style:font-size-complex="10pt"/>
    </style:style>
    <style:style style:name="P20" style:parent-style-name="Normal" style:family="paragraph">
      <style:paragraph-properties fo:text-align="justify"/>
      <style:text-properties style:font-name="Times New Roman" fo:font-size="10pt" style:font-size-asian="10pt" style:font-size-complex="10pt"/>
    </style:style>
    <style:style style:name="P21" style:parent-style-name="Normal" style:family="paragraph">
      <style:paragraph-properties fo:text-align="justify"/>
      <style:text-properties style:font-name="Times New Roman" fo:font-size="10pt" style:font-size-asian="10pt" style:font-size-complex="10pt"/>
    </style:style>
    <style:style style:name="P22" style:parent-style-name="Normal" style:family="paragraph">
      <style:paragraph-properties fo:text-align="justify"/>
      <style:text-properties style:font-name="Times New Roman" fo:font-size="10pt" style:font-size-asian="10pt" style:font-size-complex="10pt"/>
    </style:style>
    <style:style style:name="P23" style:parent-style-name="Normal" style:family="paragraph">
      <style:paragraph-properties fo:text-align="justify"/>
      <style:text-properties style:font-name="Times New Roman" fo:font-size="10pt" style:font-size-asian="10pt" style:font-size-complex="10pt"/>
    </style:style>
    <style:style style:name="P24" style:parent-style-name="Normal" style:family="paragraph">
      <style:paragraph-properties fo:text-align="justify"/>
      <style:text-properties style:font-name="Times New Roman" fo:font-size="10pt" style:font-size-asian="10pt" style:font-size-complex="10pt"/>
    </style:style>
    <style:style style:name="P25" style:parent-style-name="Normal" style:family="paragraph">
      <style:paragraph-properties fo:text-align="justify"/>
      <style:text-properties style:font-name="Times New Roman" fo:font-size="10pt" style:font-size-asian="10pt" style:font-size-complex="10pt"/>
    </style:style>
    <style:style style:name="P26" style:parent-style-name="Normal" style:family="paragraph">
      <style:paragraph-properties fo:text-align="justify"/>
      <style:text-properties style:font-name="Times New Roman" fo:font-size="10pt" style:font-size-asian="10pt" style:font-size-complex="10pt"/>
    </style:style>
    <style:style style:name="P27" style:parent-style-name="Normal" style:family="paragraph">
      <style:paragraph-properties fo:text-align="justify"/>
      <style:text-properties style:font-name="Times New Roman"/>
    </style:style>
    <style:style style:name="P28" style:parent-style-name="Normal" style:family="paragraph">
      <style:paragraph-properties fo:text-align="justify"/>
      <style:text-properties style:font-name="Times New Roman" fo:font-size="10pt" style:font-size-asian="10pt" style:font-size-complex="10pt"/>
    </style:style>
    <style:style style:name="P29" style:parent-style-name="Normal" style:family="paragraph">
      <style:paragraph-properties fo:text-align="justify"/>
      <style:text-properties style:font-name="Times New Roman" fo:font-size="10pt" style:font-size-asian="10pt" style:font-size-complex="10pt"/>
    </style:style>
    <style:style style:name="P30" style:parent-style-name="Normal" style:family="paragraph">
      <style:paragraph-properties fo:text-align="justify"/>
      <style:text-properties style:font-name="Times New Roman" fo:font-size="10pt" style:font-size-asian="10pt" style:font-size-complex="10pt"/>
    </style:style>
    <style:style style:name="P31" style:parent-style-name="Normal" style:family="paragraph">
      <style:paragraph-properties fo:text-align="justify"/>
      <style:text-properties style:font-name="Times New Roman" fo:font-size="10pt" style:font-size-asian="10pt" style:font-size-complex="10pt"/>
    </style:style>
    <style:style style:name="P32" style:parent-style-name="Normal" style:family="paragraph">
      <style:paragraph-properties fo:text-align="justify"/>
      <style:text-properties style:font-name="Times New Roman" fo:font-size="10pt" style:font-size-asian="10pt" style:font-size-complex="10pt"/>
    </style:style>
    <style:style style:name="P33" style:parent-style-name="Normal" style:family="paragraph">
      <style:paragraph-properties fo:text-align="justify"/>
      <style:text-properties style:font-name="Times New Roman" fo:font-size="10pt" style:font-size-asian="10pt" style:font-size-complex="10pt"/>
    </style:style>
    <style:style style:name="P34" style:parent-style-name="Normal" style:family="paragraph">
      <style:paragraph-properties fo:text-align="justify"/>
      <style:text-properties style:font-name="Times New Roman" fo:font-size="10pt" style:font-size-asian="10pt" style:font-size-complex="10pt"/>
    </style:style>
    <style:style style:name="P35" style:parent-style-name="Normal" style:family="paragraph">
      <style:paragraph-properties fo:text-align="justify"/>
      <style:text-properties style:font-name="Times New Roman" fo:font-size="10pt" style:font-size-asian="10pt" style:font-size-complex="10pt"/>
    </style:style>
    <style:style style:name="P36" style:parent-style-name="Normal" style:family="paragraph">
      <style:paragraph-properties fo:text-align="justify"/>
      <style:text-properties style:font-name="Times New Roman" fo:font-size="10pt" style:font-size-asian="10pt" style:font-size-complex="10pt"/>
    </style:style>
    <style:style style:name="P37" style:parent-style-name="Normal" style:family="paragraph">
      <style:paragraph-properties fo:text-align="justify"/>
      <style:text-properties style:font-name="Times New Roman" fo:font-size="10pt" style:font-size-asian="10pt" style:font-size-complex="10pt"/>
    </style:style>
    <style:style style:name="P38" style:parent-style-name="Normal" style:family="paragraph">
      <style:paragraph-properties fo:text-align="justify"/>
      <style:text-properties style:font-name="Times New Roman" fo:font-size="10pt" style:font-size-asian="10pt" style:font-size-complex="10pt"/>
    </style:style>
    <style:style style:name="P39" style:parent-style-name="Normal" style:family="paragraph">
      <style:paragraph-properties fo:text-align="justify"/>
      <style:text-properties style:font-name="Times New Roman" fo:font-size="10pt" style:font-size-asian="10pt" style:font-size-complex="10pt"/>
    </style:style>
    <style:style style:name="P40" style:parent-style-name="Normal" style:family="paragraph">
      <style:paragraph-properties fo:text-align="justify"/>
      <style:text-properties style:font-name="Times New Roman" fo:font-size="10pt" style:font-size-asian="10pt" style:font-size-complex="10pt"/>
    </style:style>
    <style:style style:name="P41" style:parent-style-name="Normal" style:family="paragraph">
      <style:paragraph-properties fo:text-align="justify"/>
      <style:text-properties style:font-name="Times New Roman" fo:font-size="10pt" style:font-size-asian="10pt" style:font-size-complex="10pt"/>
    </style:style>
    <style:style style:name="P42" style:parent-style-name="Normal" style:family="paragraph">
      <style:paragraph-properties fo:text-align="justify"/>
      <style:text-properties style:font-name="Times New Roman" fo:font-size="10pt" style:font-size-asian="10pt" style:font-size-complex="10pt"/>
    </style:style>
    <style:style style:name="P43" style:parent-style-name="Normal" style:family="paragraph">
      <style:paragraph-properties fo:break-before="page" fo:text-align="justify"/>
    </style:style>
    <style:style style:name="P44" style:parent-style-name="NormalWeb" style:family="paragraph">
      <style:paragraph-properties fo:text-align="justify" fo:margin-top="0in" fo:margin-bottom="0in" style:line-height-at-least="0.25in"/>
    </style:style>
    <style:style style:name="T45" style:parent-style-name="DefaultParagraphFont" style:family="text">
      <style:text-properties fo:color="#000000" fo:font-size="11pt" style:font-size-asian="11pt" style:font-size-complex="11pt"/>
    </style:style>
    <style:style style:name="T46" style:parent-style-name="DefaultParagraphFont" style:family="text">
      <style:text-properties fo:font-style="italic" style:font-style-asian="italic" style:font-style-complex="italic" fo:color="#000000" fo:font-size="11pt" style:font-size-asian="11pt" style:font-size-complex="11pt"/>
    </style:style>
    <style:style style:name="T47" style:parent-style-name="DefaultParagraphFont" style:family="text">
      <style:text-properties fo:color="#000000" fo:font-size="11pt" style:font-size-asian="11pt" style:font-size-complex="11pt"/>
    </style:style>
    <style:style style:name="P48" style:parent-style-name="NormalWeb" style:family="paragraph">
      <style:paragraph-properties fo:text-align="justify" fo:margin-bottom="0in" style:line-height-at-least="0.25in"/>
    </style:style>
    <style:style style:name="T49" style:parent-style-name="DefaultParagraphFont" style:family="text">
      <style:text-properties fo:color="#000000" fo:font-size="11pt" style:font-size-asian="11pt" style:font-size-complex="11pt"/>
    </style:style>
    <style:style style:name="P50" style:parent-style-name="NormalWeb" style:family="paragraph">
      <style:paragraph-properties fo:text-align="justify" fo:margin-bottom="0in" style:line-height-at-least="0.25in"/>
      <style:text-properties fo:color="#000000" fo:font-size="11pt" style:font-size-asian="11pt" style:font-size-complex="11pt"/>
    </style:style>
    <style:style style:name="P51" style:parent-style-name="NormalWeb" style:family="paragraph">
      <style:paragraph-properties fo:text-align="justify" fo:margin-bottom="0in" style:line-height-at-least="0.25in"/>
    </style:style>
    <style:style style:name="T52" style:parent-style-name="DefaultParagraphFont" style:family="text">
      <style:text-properties fo:color="#000000" fo:font-size="11pt" style:font-size-asian="11pt" style:font-size-complex="11pt"/>
    </style:style>
    <style:style style:name="T53" style:parent-style-name="DefaultParagraphFont" style:family="text">
      <style:text-properties fo:color="#000000" fo:font-size="11pt" style:font-size-asian="11pt" style:font-size-complex="11pt"/>
    </style:style>
    <style:style style:name="T54" style:parent-style-name="Hyperlink" style:family="text">
      <style:text-properties fo:font-size="11pt" style:font-size-asian="11pt" style:font-size-complex="11pt"/>
    </style:style>
    <style:style style:name="T55" style:parent-style-name="DefaultParagraphFont" style:family="text">
      <style:text-properties fo:color="#000000" fo:font-size="11pt" style:font-size-asian="11pt" style:font-size-complex="11pt"/>
    </style:style>
    <style:style style:name="P56" style:parent-style-name="NormalWeb" style:family="paragraph">
      <style:paragraph-properties fo:text-align="justify" fo:margin-bottom="0in" style:line-height-at-least="0.25in"/>
    </style:style>
    <style:style style:name="T57" style:parent-style-name="DefaultParagraphFont" style:family="text">
      <style:text-properties fo:color="#000000" fo:font-size="11pt" style:font-size-asian="11pt" style:font-size-complex="11pt"/>
    </style:style>
    <style:style style:name="T58" style:parent-style-name="DefaultParagraphFont" style:family="text">
      <style:text-properties fo:color="#000000" fo:font-size="11pt" style:font-size-asian="11pt" style:font-size-complex="11pt"/>
    </style:style>
    <style:style style:name="P59" style:parent-style-name="NormalWeb" style:family="paragraph">
      <style:paragraph-properties fo:text-align="justify" fo:margin-bottom="0in" style:line-height-at-least="0.25in"/>
      <style:text-properties fo:color="#000000" fo:font-size="11pt" style:font-size-asian="11pt" style:font-size-complex="11pt"/>
    </style:style>
    <style:style style:name="P60" style:parent-style-name="NormalWeb" style:family="paragraph">
      <style:paragraph-properties fo:text-align="justify" fo:margin-bottom="0in" style:line-height-at-least="0.25in"/>
      <style:text-properties fo:color="#000000" fo:font-size="11pt" style:font-size-asian="11pt" style:font-size-complex="11pt"/>
    </style:style>
    <style:style style:name="P61" style:parent-style-name="NormalWeb" style:family="paragraph">
      <style:paragraph-properties fo:text-align="justify" fo:margin-bottom="0in" style:line-height-at-least="0.25in"/>
      <style:text-properties fo:color="#000000" fo:font-size="11pt" style:font-size-asian="11pt" style:font-size-complex="11pt"/>
    </style:style>
    <style:style style:name="P62" style:parent-style-name="NormalWeb" style:family="paragraph">
      <style:paragraph-properties fo:text-align="justify" fo:margin-bottom="0in" style:line-height-at-least="0.25in"/>
      <style:text-properties fo:color="#000000" fo:font-size="11pt" style:font-size-asian="11pt" style:font-size-complex="11pt"/>
    </style:style>
    <style:style style:name="P63" style:parent-style-name="NormalWeb" style:family="paragraph">
      <style:paragraph-properties fo:text-align="justify" fo:margin-bottom="0in" style:line-height-at-least="0.25in"/>
      <style:text-properties fo:color="#000000" fo:font-size="11pt" style:font-size-asian="11pt" style:font-size-complex="11pt"/>
    </style:style>
    <style:style style:name="P64" style:parent-style-name="NormalWeb" style:family="paragraph">
      <style:paragraph-properties fo:text-align="justify" fo:margin-bottom="0in" style:line-height-at-least="0.25in"/>
      <style:text-properties fo:color="#000000" fo:font-size="11pt" style:font-size-asian="11pt" style:font-size-complex="11pt"/>
    </style:style>
    <style:style style:name="P65" style:parent-style-name="NormalWeb" style:family="paragraph">
      <style:paragraph-properties fo:text-align="justify" fo:margin-bottom="0in" style:line-height-at-least="0.25in"/>
      <style:text-properties fo:color="#000000" fo:font-size="11pt" style:font-size-asian="11pt" style:font-size-complex="11pt"/>
    </style:style>
    <style:style style:name="P66" style:parent-style-name="NormalWeb" style:family="paragraph">
      <style:paragraph-properties fo:text-align="justify" fo:margin-bottom="0in" style:line-height-at-least="0.25in"/>
      <style:text-properties fo:color="#000000" fo:font-size="11pt" style:font-size-asian="11pt" style:font-size-complex="11pt"/>
    </style:style>
    <style:style style:name="P67" style:parent-style-name="NormalWeb" style:family="paragraph">
      <style:paragraph-properties fo:text-align="justify" fo:margin-bottom="0in" style:line-height-at-least="0.25in"/>
      <style:text-properties fo:color="#000000" fo:font-size="11pt" style:font-size-asian="11pt" style:font-size-complex="11pt"/>
    </style:style>
    <style:style style:name="P68" style:parent-style-name="NormalWeb" style:family="paragraph">
      <style:paragraph-properties fo:text-align="justify" fo:margin-top="0in" fo:margin-bottom="0in" style:line-height-at-least="0.25in"/>
    </style:style>
    <style:style style:name="T69" style:parent-style-name="DefaultParagraphFont" style:family="text">
      <style:text-properties fo:color="#000000" fo:font-size="11pt" style:font-size-asian="11pt" style:font-size-complex="11pt"/>
    </style:style>
    <style:style style:name="P70" style:parent-style-name="NormalWeb" style:family="paragraph">
      <style:paragraph-properties fo:text-align="justify"/>
      <style:text-properties style:font-name="Calibri" style:font-name-complex="Calibri" fo:color="#000000" fo:font-size="13.5pt" style:font-size-asian="13.5pt" style:font-size-complex="13.5pt"/>
    </style:style>
    <style:style style:name="P71" style:parent-style-name="Normal" style:family="paragraph">
      <style:paragraph-properties fo:text-align="justify"/>
    </style:style>
    <style:style style:name="P72" style:parent-style-name="Normal" style:family="paragraph">
      <style:paragraph-properties fo:break-before="page" fo:text-align="justify"/>
      <style:text-properties fo:hyphenate="true"/>
    </style:style>
    <style:style style:name="P73" style:parent-style-name="Normal" style:family="paragraph">
      <style:paragraph-properties fo:text-align="justify"/>
    </style:style>
  </office:automatic-styles>
  <office:body>
    <office:text text:use-soft-page-breaks="true">
      <text:p text:style-name="P1">Abstract:</text:p>
      <text:p text:style-name="P2"><text:bookmark-start text:name="_Hlk144371599"/>This report describes the design and implementation for developing an SDI-12 Sensor and data logger. Two sensors will be used for building the SDI-12 sensor are BME680 and BH1750FVI. Every sensor will be linked to the Arduino using the I2C communication protocol. Upon data reception, the collected information will be consolidated and then transmitted to the UART interface using SDI commands functionality. Primary goals for building this sensor are reading relevant data, programming Arduino based on SDI-12 communication protocol, creating accessibility to select different sensors, save sensor data and display the data.</text:p>
      <text:p text:style-name="P3"><text:bookmark-end text:name="_Hlk144371599"/></text:p>
      <text:p text:style-name="P4">Introduction<text:bookmark-start text:name="_Hlk144371376"/></text:p>
      <text:p text:style-name="P5">SDI-12, a standard communication protocol, serves as a medium for transferring measurements from intelligent sensor to a data recorder.<text:s/>It makes logical sense to connect microprocessor-based sensors to a data recorder using a serial-digital interface. Both sensors and data recorders can gain significantly from this strategy. The self-calibration algorithms used by microprocessor-based sensors can be complex and one-of-a-kind. The flexibility to swap out sensors without having to update the data recorder with calibration or other information is a notable advantage. In addition, the interface provides power to the sensors as a secondary purpose. Compact sensor units can now combine a microprocessor, power supply regulation, and other necessary hardware thanks to the use of hybrid circuitry and surface mount technology<text:s/>[1]. For its usefulness many companies like Thermo Fisher Scientific Australia Pty Ltd use it for their hardware and software services.<text:s/><text:bookmark-end text:name="_Hlk144371376"/></text:p>
      <text:p text:style-name="P6">To build an SDI-12 sensor, two raw sensors- BME680 and BH1750FVI will be used which has been provided by Swinburne Institute of Technology as part of the Engineering Technology Inquiry project. For creating a thorough understanding of the SDI-12 protocol, an application of the SDI-12 has been studied intently. Combined with the hands-on experience with Arduino, it will help the participants to develop practical and theoretical knowledge required for engineering technology difficulties. Through establishing a deep understanding of Arduino, this unit aims to enable students to experience the complex relationship of hardware and software.</text:p>
      <text:p text:style-name="P7">A group of five students will be collaborating to develop the SDI-12 sensor and Data logger. General tasks involve planning, design, construction, programming, testing, and debugging. The tasks have been divided between the team members accordingly. For data conversion of framework for Arduino to SDI12 communication Richmond and Andrew are in charge while I and Jarif oversee the data conversion of framework for Arduino and Sensor communication. Richmond and I will be overseeing the address query and change address for BH1750FVI.<text:s/></text:p>
      <text:p text:style-name="P8"/>
      <text:p text:style-name="P9">BME680</text:p>
      <text:p text:style-name="P10"/>
      <text:p text:style-name="P11">The BME680 is a ground-breaking gas sensor that combines very accurate pressure, humidity, and temperature sensing functions with precise and linear gas sensing capabilities. It is carefully constructed to meet the needs of wearable technology and mobile applications, with a focus on small size and low power consumption. The BME680 ensures favorable power usage, ongoing dependability, and pronounced resistance to electromagnetic interference depending on the operational mode. The gas sensing component in the BME680 has the capability to identify a wide variety of gases, including volatile organic compounds (VOCs), in the context of evaluating personal health-related air quality<text:s/>[2].</text:p>
      <text:p text:style-name="P12"/>
      <text:p text:style-name="P13"/>
      <text:p text:style-name="P14"/>
      <text:p text:style-name="P15"/>
      <text:soft-page-break/>
      <text:p text:style-name="P16">BH1750FVI</text:p>
      <text:p text:style-name="P17">The BH1750 is an ambient light sensor integrated circuit that uses the I2C bus interface and operates in the digital domain. Through the I2C interface, this module manages difficult duties and provides a simple digital output that displays a number indicating brightness in Lux.<text:s/>[3].<text:s/>Adjusting the brightness of display in mobiles and LCD displays is the primary use of this sensor.<text:s/></text:p>
      <text:p text:style-name="P18"/>
      <text:p text:style-name="P19">I2C</text:p>
      <text:p text:style-name="P20">Due to its ease of integration into different electronic designs, which requires communication between a primary master device and numerous secondary slave devices, or even between multiple master devices, the I2C communication bus has grown significantly in popularity and been widely adopted across diverse electronic devices. The simple implementation is related to the requirement of just two wires for communication facilitation. With support for up to almost 128 devices with 7-bit addressing and up to nearly 1024 devices with 10-bit addressing, this configuration provides seamless interaction between a wide range of devices<text:s/>[6].</text:p>
      <text:p text:style-name="P21">SDI-12</text:p>
      <text:p text:style-name="P22">Serial Data Interface at 1200 Baud, sometimes known as SDI-12, is a standardized communication protocol. This protocol makes it easier to transfer measurement data from an environmental data acquisition (EDA) sensor driven by a microprocessor to a battery-operated data logger. The EDA sensor takes measurements, uses the raw data to conduct the necessary computations, and then displays the results in terms that are simple to comprehend. For instance, a pressure sensor records several pressure readings, averages them, and then reports the pressure information in psi, inches of mercury, bars, millibars, or torrs. These calculations are handled by the sensor's internal CPU, which also transforms sensor values into the proper units and uses the SDI-12 protocol to send measurements to the data logger<text:s/>[3].<text:s/></text:p>
      <text:p text:style-name="P23">The SDI-12 is profitable in research applications since it has a ton of valuable features. Despite being battery-powered, this procedure uses very little current. The multi-drop SDI-12 interface can communicate with sensors that measure various parameters. The capacity to connect more than one sensor to a single data recording device is implied by the term "multi-drop" in this context. There is a 62-sensor maximum that can be connected to a single data logger port. As various sensors can be attached to a single port, the ability to connect numerous sensors to a single data logger is useful for prolonged investigations on a large scale. This helps in managing very large-scale research initiatives.<text:s/>[3].</text:p>
      <text:p text:style-name="P24"/>
      <text:p text:style-name="P25">Application of SDI-12</text:p>
      <text:p text:style-name="P26">Main application of SDI-12 is research.<text:s/>It has been used in building water quality measurement system, measuring soil moisture, developing a mote for horticulture and many more.<text:s/>One of such research study involving hardware and software will be discussed here.</text:p>
      <text:p text:style-name="P27">Raspberry Pi:<text:s/></text:p>
      <text:p text:style-name="P28">The study focuses on developing and deploying an environmental data logger that employs a Raspberry Pi as its central processing unit and communicates with sensors using the SDI-12 protocol. The main objective of this project is to develop a data logging system using the capabilities of the Raspberry Pi and the established SDI-12 protocol that can collect and record numerous environmental characteristics.<text:s/>[5].</text:p>
      <text:p text:style-name="P29"/>
      <text:p text:style-name="P30">The main idea is to build a data logging system that takes advantage of the computing capability and adaptability of the Raspberry Pi single-board computer. The central processing unit for managing and coordinating data collection from sensors using the SDI-12 communication protocol is this computer. These sensors are capable of measuring a<text:s/><text:soft-page-break/>variety of environmental variables, including temperature, humidity, soil moisture, and other significant parameters<text:s/>[5].</text:p>
      <text:p text:style-name="P31"/>
      <text:p text:style-name="P32">To facilitate seamless data sharing, the Raspberry Pi must be set up to communicate with the SDI-12 sensors throughout the implementation phase. The Raspberry Pi coordinates the exchange of information with these sensors, obtains their measurements, and then organizes the data it has gathered. This information can be kept locally on the Raspberry Pi's storage device or sent to distant servers for additional processing and archiving.<text:s/>[5].</text:p>
      <text:p text:style-name="P33"/>
      <text:p text:style-name="P34">This system's creation requires both hardware and software components. On the software side, scripts are created to make it easier for the Raspberry Pi and the SDI-12 sensors to communicate. These scripts oversee starting the data retrieval process, controlling the data flow, and making sure the data is accurate. The researchers may also create a user-friendly interface for setting up the device and displaying the data they have gathered.<text:s/>[5].</text:p>
      <text:p text:style-name="P35">The researchers can choose appropriate SDI-12 sensors for various environmental factors in terms of hardware, making sure that they are compatible with the Raspberry Pi and the whole data logging architecture. To build the communication link between the sensors and the Raspberry Pi, wiring and connectors are made<text:s/>[5].</text:p>
      <text:p text:style-name="P36"/>
      <text:p text:style-name="P37">The goal of the research is to develop an effective environmental data logging system powered by the SDI-12 protocol and controlled by a Raspberry Pi. This system can be used as a flexible tool to gather, store, and possibly communicate important environmental data from many sources. Applications for such a system can be found in areas like environmental monitoring, research, and agriculture, where the use of technology and standardized communication protocols improves the quality and efficacy of data collection<text:s/>[5].</text:p>
      <text:p text:style-name="P38"/>
      <text:p text:style-name="P39"/>
      <text:p text:style-name="P40"/>
      <text:p text:style-name="P41"/>
      <text:p text:style-name="P42"/>
      <text:soft-page-break/>
      <text:p text:style-name="P43">References :</text:p>
      <text:p text:style-name="P44">[1]<text:s/><text:span text:style-name="T45">www.sdi-12.org. (n.d.). </text:span><text:span text:style-name="T46">SDI-12 Support Group</text:span><text:span text:style-name="T47">. [online] Available at: https://www.sdi-12.org/#:~:text=SDI%2D12%20is%20a%20standard [Accessed 31 Aug. 2023].</text:span></text:p>
      <text:p text:style-name="P48"><text:span text:style-name="T49">[2]</text:span><text:s/>Bosch Sensortec. (n.d.). BME680. [online] Available at: https://www.bosch-sensortec.com/products/environmental-sensors/gas-sensors/bme680/.</text:p>
      <text:p text:style-name="P50">[3] core-electronics.com.au. (n.d.). BH1750FVI Digital Light intensity Sensor Module (GY-302). [online] Available at: https://core-electronics.com.au/bh1750fvi-digital-light-intensity-sensor-module-gy-302.html.</text:p>
      <text:p text:style-name="P51"><text:span text:style-name="T52">[4]<text:s/></text:span><text:span text:style-name="T53">SDI-12: EVERYTHING YOU NEED TO KNOW TO BE SUCCESSFUL THE RESEARCHER’S COMPLETE GUIDE. (n.d.). Available at:<text:s/></text:span><text:a xlink:href="https://publications.metergroup.com/Sales%20and%20Support/METER%20Environment/Website%20Articles/sdi-12-everything-need-know-successful.pdf" office:target-frame-name="_top" xlink:show="replace"><text:span text:style-name="T54">https://publications.metergroup.com/Sales%20and%20Support/METER%20Environment/Website%20Articles/sdi-12-everything-need-know-successful.pdf</text:span></text:a><text:span text:style-name="T55">.</text:span></text:p>
      <text:p text:style-name="P56"><text:span text:style-name="T57">[5]</text:span><text:s/><text:span text:style-name="T58">Coppock, J. (2015). Development of a Raspberry Pi based, SDI-12 sensor environmental data logger. [online] sear.unisq.edu.au. Available at: https://sear.unisq.edu.au/29188/ [Accessed 1 Sep. 2023].</text:span></text:p>
      <text:p text:style-name="P59">[6]<text:s/>HowToMechatronics (2015). How I2C Communication Works &amp; How To Use It with Arduino. [online] HowToMechatronics. Available at: https://howtomechatronics.com/tutorials/arduino/how-i2c-communication-works-and-how-to-use-it-with-arduino/.</text:p>
      <text:p text:style-name="P60"/>
      <text:p text:style-name="P61">‌</text:p>
      <text:p text:style-name="P62"/>
      <text:p text:style-name="P63">‌</text:p>
      <text:p text:style-name="P64"/>
      <text:p text:style-name="P65">‌</text:p>
      <text:p text:style-name="P66"/>
      <text:p text:style-name="P67">‌</text:p>
      <text:p text:style-name="P68"><text:span text:style-name="T69">‌</text:span></text:p>
      <text:p text:style-name="P70">‌</text:p>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 good</meta:initial-creator>
    <dc:creator>so good</dc:creator>
    <meta:creation-date>2023-08-29T03:37:00Z</meta:creation-date>
    <dc:date>2023-09-01T03:10:00Z</dc:date>
    <meta:template xlink:href="Normal" xlink:type="simple"/>
    <meta:editing-cycles>5</meta:editing-cycles>
    <meta:editing-duration>PT31380S</meta:editing-duration>
    <meta:document-statistic meta:page-count="5" meta:paragraph-count="20" meta:word-count="1549" meta:character-count="10361" meta:row-count="73" meta:non-whitespace-character-count="8832"/>
  </office:meta>
</office:document-meta>
</file>